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Sans" svg:font-family="OpenSans"/>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7cm" svg:stroke-color="#d8d8d8" draw:stroke-linejoin="round" svg:stroke-linecap="butt" draw:fill="none" fo:padding-top="0.018cm" fo:padding-bottom="0.018cm" fo:padding-left="0.018cm" fo:padding-right="0.018cm"/>
    </style:style>
    <style:style style:name="gr3" style:family="graphic" style:parent-style-name="standard">
      <style:graphic-properties draw:stroke="none" draw:fill="solid" draw:fill-color="#595959"/>
    </style:style>
    <style:style style:name="gr4" style:family="graphic" style:parent-style-name="standard">
      <style:graphic-properties draw:stroke="none" draw:fill="none" draw:textarea-horizontal-align="left" draw:textarea-vertical-align="top" draw:auto-grow-height="true" draw:auto-grow-width="true" fo:min-height="0.391cm" fo:min-width="0.279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391cm" fo:min-width="0.583cm" fo:padding-top="0cm" fo:padding-bottom="0cm" fo:padding-left="0cm" fo:padding-right="0cm"/>
    </style:style>
    <style:style style:name="gr6" style:family="graphic" style:parent-style-name="standard">
      <style:graphic-properties draw:stroke="solid" svg:stroke-width="0.037cm" svg:stroke-color="#333333" draw:stroke-linejoin="round" svg:stroke-linecap="butt" draw:fill="none" fo:padding-top="0.018cm" fo:padding-bottom="0.018cm" fo:padding-left="0.018cm" fo:padding-right="0.018cm"/>
    </style:style>
    <style:style style:name="gr7" style:family="graphic" style:parent-style-name="standard">
      <style:graphic-properties draw:stroke="none" draw:fill="none" draw:textarea-horizontal-align="left" draw:textarea-vertical-align="top" draw:auto-grow-height="true" draw:auto-grow-width="true" fo:min-height="0.391cm" fo:min-width="0.28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391cm" fo:min-width="0.389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47cm" fo:min-width="10.548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473cm" fo:min-width="3.506cm" fo:padding-top="0cm" fo:padding-bottom="0cm" fo:padding-left="0cm" fo:padding-right="0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stroke="solid" svg:stroke-width="0.037cm" svg:stroke-color="#000000" draw:stroke-linejoin="round" svg:stroke-linecap="butt" draw:fill="none" fo:padding-top="0.018cm" fo:padding-bottom="0.018cm" fo:padding-left="0.018cm" fo:padding-right="0.018cm"/>
    </style:style>
    <style:style style:name="gr13" style:family="graphic" style:parent-style-name="standard">
      <style:graphic-properties draw:stroke="none" draw:fill="none" draw:textarea-horizontal-align="left" draw:textarea-vertical-align="top" draw:auto-grow-height="true" draw:auto-grow-width="true" fo:min-height="0.349cm" fo:min-width="0.281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349cm" fo:min-width="0.311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349cm" fo:min-width="0.28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349cm" fo:min-width="0.466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2cm" fo:min-width="1.504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378cm" fo:min-width="5.099cm" fo:padding-top="0cm" fo:padding-bottom="0cm" fo:padding-left="0cm" fo:padding-right="0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595959"/>
    </style:style>
    <style:style style:name="P4" style:family="paragraph">
      <style:paragraph-properties fo:text-align="start" style:writing-mode="lr-tb"/>
    </style:style>
    <style:style style:name="P5" style:family="paragraph">
      <loext:graphic-properties draw:fill="none"/>
      <style:paragraph-properties fo:text-align="start" style:writing-mode="lr-tb"/>
      <style:text-properties fo:font-size="10pt" style:font-size-asian="10pt" style:font-size-complex="10pt"/>
    </style:style>
    <style:style style:name="P6" style:family="paragraph">
      <loext:graphic-properties draw:fill="none"/>
      <style:paragraph-properties fo:text-align="start" style:writing-mode="lr-tb"/>
      <style:text-properties fo:font-size="12pt" style:font-size-asian="12pt" style:font-size-complex="12pt"/>
    </style:style>
    <style:style style:name="P7" style:family="paragraph">
      <loext:graphic-properties draw:fill="none" draw:fill-color="#ffffff"/>
      <style:text-properties style:font-name="Arial1"/>
    </style:style>
    <style:style style:name="T1" style:family="text">
      <style:text-properties fo:color="#4d4d4d" style:font-name="Arial" fo:font-size="10pt" style:font-size-asian="10pt" style:font-name-complex="Arial" style:font-size-complex="10pt"/>
    </style:style>
    <style:style style:name="T2" style:family="text">
      <style:text-properties fo:color="#000000" style:font-name="Arial" fo:font-size="12pt" style:font-size-asian="12pt" style:font-name-complex="Arial" style:font-size-complex="12pt"/>
    </style:style>
    <style:style style:name="T3" style:family="text">
      <style:text-properties style:font-name="Arial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19.589cm" svg:height="12.719cm" svg:x="1cm" svg:y="0.58cm" svg:viewBox="0 0 19590 12720" draw:points="0,12720 19590,12720 19590,0 0,0">
          <text:p/>
        </draw:polygon>
        <draw:line draw:style-name="gr2" draw:text-style-name="P2" draw:layer="layout" svg:x1="2.221cm" svg:y1="11.831cm" svg:x2="20.436cm" svg:y2="11.831cm">
          <text:p/>
        </draw:line>
        <draw:line draw:style-name="gr2" draw:text-style-name="P2" draw:layer="layout" svg:x1="2.221cm" svg:y1="7.765cm" svg:x2="20.436cm" svg:y2="7.765cm">
          <text:p/>
        </draw:line>
        <draw:line draw:style-name="gr2" draw:text-style-name="P2" draw:layer="layout" svg:x1="2.221cm" svg:y1="3.699cm" svg:x2="20.436cm" svg:y2="3.699cm">
          <text:p/>
        </draw:line>
        <draw:polygon draw:style-name="gr3" draw:text-style-name="P3" draw:layer="layout" svg:width="0.552cm" svg:height="0.04cm" svg:x="3.049cm" svg:y="11.79cm" svg:viewBox="0 0 553 41" draw:points="0,41 553,41 553,0 0,0">
          <text:p/>
        </draw:polygon>
        <draw:polygon draw:style-name="gr3" draw:text-style-name="P3" draw:layer="layout" svg:width="0.551cm" svg:height="0cm" svg:x="3.601cm" svg:y="11.831cm" svg:viewBox="0 0 552 0" draw:points="0,0 552,0">
          <text:p/>
        </draw:polygon>
        <draw:polygon draw:style-name="gr3" draw:text-style-name="P3" draw:layer="layout" svg:width="0.551cm" svg:height="0.04cm" svg:x="4.153cm" svg:y="11.79cm" svg:viewBox="0 0 552 41" draw:points="0,41 552,41 552,0 0,0">
          <text:p/>
        </draw:polygon>
        <draw:polygon draw:style-name="gr3" draw:text-style-name="P3" draw:layer="layout" svg:width="0.551cm" svg:height="0cm" svg:x="4.705cm" svg:y="11.831cm" svg:viewBox="0 0 552 0" draw:points="0,0 552,0">
          <text:p/>
        </draw:polygon>
        <draw:polygon draw:style-name="gr3" draw:text-style-name="P3" draw:layer="layout" svg:width="0.552cm" svg:height="0.121cm" svg:x="5.257cm" svg:y="11.709cm" svg:viewBox="0 0 553 122" draw:points="0,122 553,122 553,0 0,0">
          <text:p/>
        </draw:polygon>
        <draw:polygon draw:style-name="gr3" draw:text-style-name="P3" draw:layer="layout" svg:width="0.552cm" svg:height="0.244cm" svg:x="5.809cm" svg:y="11.587cm" svg:viewBox="0 0 553 245" draw:points="0,245 553,245 553,0 0,0">
          <text:p/>
        </draw:polygon>
        <draw:polygon draw:style-name="gr3" draw:text-style-name="P3" draw:layer="layout" svg:width="0.551cm" svg:height="2.399cm" svg:x="6.361cm" svg:y="9.431cm" svg:viewBox="0 0 552 2400" draw:points="0,2400 552,2400 552,0 0,0">
          <text:p/>
        </draw:polygon>
        <draw:polygon draw:style-name="gr3" draw:text-style-name="P3" draw:layer="layout" svg:width="0.551cm" svg:height="10.286cm" svg:x="6.913cm" svg:y="1.544cm" svg:viewBox="0 0 552 10287" draw:points="0,10287 552,10287 552,0 0,0">
          <text:p/>
        </draw:polygon>
        <draw:polygon draw:style-name="gr3" draw:text-style-name="P3" draw:layer="layout" svg:width="0.552cm" svg:height="10.571cm" svg:x="7.464cm" svg:y="1.259cm" svg:viewBox="0 0 553 10572" draw:points="0,10572 553,10572 553,0 0,0">
          <text:p/>
        </draw:polygon>
        <draw:polygon draw:style-name="gr3" draw:text-style-name="P3" draw:layer="layout" svg:width="0.552cm" svg:height="7.196cm" svg:x="8.017cm" svg:y="4.634cm" svg:viewBox="0 0 553 7197" draw:points="0,7197 553,7197 553,0 0,0">
          <text:p/>
        </draw:polygon>
        <draw:polygon draw:style-name="gr3" draw:text-style-name="P3" draw:layer="layout" svg:width="0.552cm" svg:height="3.984cm" svg:x="8.569cm" svg:y="7.846cm" svg:viewBox="0 0 553 3985" draw:points="0,3985 553,3985 553,0 0,0">
          <text:p/>
        </draw:polygon>
        <draw:polygon draw:style-name="gr3" draw:text-style-name="P3" draw:layer="layout" svg:width="0.551cm" svg:height="2.399cm" svg:x="9.121cm" svg:y="9.431cm" svg:viewBox="0 0 552 2400" draw:points="0,2400 552,2400 552,0 0,0">
          <text:p/>
        </draw:polygon>
        <draw:polygon draw:style-name="gr3" draw:text-style-name="P3" draw:layer="layout" svg:width="0.552cm" svg:height="2.439cm" svg:x="9.672cm" svg:y="9.391cm" svg:viewBox="0 0 553 2440" draw:points="0,2440 553,2440 553,0 0,0">
          <text:p/>
        </draw:polygon>
        <draw:polygon draw:style-name="gr3" draw:text-style-name="P3" draw:layer="layout" svg:width="0.552cm" svg:height="1.341cm" svg:x="10.224cm" svg:y="10.489cm" svg:viewBox="0 0 553 1342" draw:points="0,1342 553,1342 553,0 0,0">
          <text:p/>
        </draw:polygon>
        <draw:polygon draw:style-name="gr3" draw:text-style-name="P3" draw:layer="layout" svg:width="0.552cm" svg:height="0.853cm" svg:x="10.776cm" svg:y="10.977cm" svg:viewBox="0 0 553 854" draw:points="0,854 553,854 553,0 0,0">
          <text:p/>
        </draw:polygon>
        <draw:polygon draw:style-name="gr3" draw:text-style-name="P3" draw:layer="layout" svg:width="0.552cm" svg:height="0.609cm" svg:x="11.328cm" svg:y="11.221cm" svg:viewBox="0 0 553 610" draw:points="0,610 553,610 553,0 0,0">
          <text:p/>
        </draw:polygon>
        <draw:polygon draw:style-name="gr3" draw:text-style-name="P3" draw:layer="layout" svg:width="0.552cm" svg:height="0.487cm" svg:x="11.881cm" svg:y="11.343cm" svg:viewBox="0 0 553 488" draw:points="0,488 553,488 553,0 0,0">
          <text:p/>
        </draw:polygon>
        <draw:polygon draw:style-name="gr3" draw:text-style-name="P3" draw:layer="layout" svg:width="0.551cm" svg:height="0.853cm" svg:x="12.433cm" svg:y="10.977cm" svg:viewBox="0 0 552 854" draw:points="0,854 552,854 552,0 0,0">
          <text:p/>
        </draw:polygon>
        <draw:polygon draw:style-name="gr3" draw:text-style-name="P3" draw:layer="layout" svg:width="0.552cm" svg:height="0.284cm" svg:x="12.984cm" svg:y="11.546cm" svg:viewBox="0 0 553 285" draw:points="0,285 553,285 553,0 0,0">
          <text:p/>
        </draw:polygon>
        <draw:polygon draw:style-name="gr3" draw:text-style-name="P3" draw:layer="layout" svg:width="0.552cm" svg:height="0.529cm" svg:x="13.536cm" svg:y="11.302cm" svg:viewBox="0 0 553 530" draw:points="0,530 553,530 553,0 0,0">
          <text:p/>
        </draw:polygon>
        <draw:polygon draw:style-name="gr3" draw:text-style-name="P3" draw:layer="layout" svg:width="0.552cm" svg:height="0.529cm" svg:x="14.088cm" svg:y="11.302cm" svg:viewBox="0 0 553 530" draw:points="0,530 553,530 553,0 0,0">
          <text:p/>
        </draw:polygon>
        <draw:polygon draw:style-name="gr3" draw:text-style-name="P3" draw:layer="layout" svg:width="0.551cm" svg:height="0.284cm" svg:x="14.64cm" svg:y="11.546cm" svg:viewBox="0 0 552 285" draw:points="0,285 552,285 552,0 0,0">
          <text:p/>
        </draw:polygon>
        <draw:polygon draw:style-name="gr3" draw:text-style-name="P3" draw:layer="layout" svg:width="0.551cm" svg:height="0.366cm" svg:x="15.193cm" svg:y="11.465cm" svg:viewBox="0 0 552 367" draw:points="0,367 552,367 552,0 0,0">
          <text:p/>
        </draw:polygon>
        <draw:polygon draw:style-name="gr3" draw:text-style-name="P3" draw:layer="layout" svg:width="0.552cm" svg:height="0.163cm" svg:x="15.744cm" svg:y="11.668cm" svg:viewBox="0 0 553 164" draw:points="0,164 553,164 553,0 0,0">
          <text:p/>
        </draw:polygon>
        <draw:polygon draw:style-name="gr3" draw:text-style-name="P3" draw:layer="layout" svg:width="0.552cm" svg:height="0.569cm" svg:x="16.296cm" svg:y="11.261cm" svg:viewBox="0 0 553 570" draw:points="0,570 553,570 553,0 0,0">
          <text:p/>
        </draw:polygon>
        <draw:polygon draw:style-name="gr3" draw:text-style-name="P3" draw:layer="layout" svg:width="0.552cm" svg:height="0.366cm" svg:x="16.848cm" svg:y="11.465cm" svg:viewBox="0 0 553 367" draw:points="0,367 553,367 553,0 0,0">
          <text:p/>
        </draw:polygon>
        <draw:polygon draw:style-name="gr3" draw:text-style-name="P3" draw:layer="layout" svg:width="0.551cm" svg:height="0.366cm" svg:x="17.4cm" svg:y="11.465cm" svg:viewBox="0 0 552 367" draw:points="0,367 552,367 552,0 0,0">
          <text:p/>
        </draw:polygon>
        <draw:polygon draw:style-name="gr3" draw:text-style-name="P3" draw:layer="layout" svg:width="0.552cm" svg:height="0.081cm" svg:x="17.952cm" svg:y="11.75cm" svg:viewBox="0 0 553 82" draw:points="0,82 553,82 553,0 0,0">
          <text:p/>
        </draw:polygon>
        <draw:polygon draw:style-name="gr3" draw:text-style-name="P3" draw:layer="layout" svg:width="0.551cm" svg:height="0cm" svg:x="18.504cm" svg:y="11.831cm" svg:viewBox="0 0 552 0" draw:points="0,0 552,0">
          <text:p/>
        </draw:polygon>
        <draw:polygon draw:style-name="gr3" draw:text-style-name="P3" draw:layer="layout" svg:width="0.552cm" svg:height="0.04cm" svg:x="19.056cm" svg:y="11.79cm" svg:viewBox="0 0 553 41" draw:points="0,41 553,41 553,0 0,0">
          <text:p/>
        </draw:polygon>
        <draw:frame draw:style-name="gr4" draw:text-style-name="P5" draw:layer="layout" svg:width="0.279cm" svg:height="0.395cm" svg:x="1.927cm" svg:y="11.681cm">
          <draw:text-box>
            <text:p text:style-name="P4"><text:span text:style-name="T1">0</text:span></text:p>
          </draw:text-box>
        </draw:frame>
        <draw:frame draw:style-name="gr5" draw:text-style-name="P5" draw:layer="layout" svg:width="0.586cm" svg:height="0.395cm" svg:x="1.617cm" svg:y="7.615cm">
          <draw:text-box>
            <text:p text:style-name="P4"><text:span text:style-name="T1">100</text:span></text:p>
          </draw:text-box>
        </draw:frame>
        <draw:line draw:style-name="gr6" draw:text-style-name="P2" draw:layer="layout" svg:x1="2.145cm" svg:y1="11.831cm" svg:x2="2.221cm" svg:y2="11.831cm">
          <text:p/>
        </draw:line>
        <draw:line draw:style-name="gr6" draw:text-style-name="P2" draw:layer="layout" svg:x1="2.145cm" svg:y1="7.765cm" svg:x2="2.221cm" svg:y2="7.765cm">
          <text:p/>
        </draw:line>
        <draw:line draw:style-name="gr6" draw:text-style-name="P2" draw:layer="layout" svg:x1="2.145cm" svg:y1="3.699cm" svg:x2="2.221cm" svg:y2="3.699cm">
          <text:p/>
        </draw:line>
        <draw:line draw:style-name="gr6" draw:text-style-name="P2" draw:layer="layout" svg:x1="6.637cm" svg:y1="12.435cm" svg:x2="6.637cm" svg:y2="12.359cm">
          <text:p/>
        </draw:line>
        <draw:line draw:style-name="gr6" draw:text-style-name="P2" draw:layer="layout" svg:x1="11.696cm" svg:y1="12.435cm" svg:x2="11.696cm" svg:y2="12.359cm">
          <text:p/>
        </draw:line>
        <draw:line draw:style-name="gr6" draw:text-style-name="P2" draw:layer="layout" svg:x1="16.755cm" svg:y1="12.435cm" svg:x2="16.755cm" svg:y2="12.359cm">
          <text:p/>
        </draw:line>
        <draw:frame draw:style-name="gr5" draw:text-style-name="P5" draw:layer="layout" svg:width="0.586cm" svg:height="0.395cm" svg:x="1.617cm" svg:y="3.549cm">
          <draw:text-box>
            <text:p text:style-name="P4"><text:span text:style-name="T1">200</text:span></text:p>
          </draw:text-box>
        </draw:frame>
        <draw:frame draw:style-name="gr7" draw:text-style-name="P5" draw:layer="layout" svg:width="0.28cm" svg:height="0.395cm" svg:x="6.559cm" svg:y="12.444cm">
          <draw:text-box>
            <text:p text:style-name="P4"><text:span text:style-name="T1">0</text:span></text:p>
          </draw:text-box>
        </draw:frame>
        <draw:frame draw:style-name="gr8" draw:text-style-name="P5" draw:layer="layout" svg:width="0.391cm" svg:height="0.395cm" svg:x="11.54cm" svg:y="12.444cm">
          <draw:text-box>
            <text:p text:style-name="P4"><text:span text:style-name="T1">20</text:span></text:p>
          </draw:text-box>
        </draw:frame>
        <draw:frame draw:style-name="gr8" draw:text-style-name="P5" draw:layer="layout" svg:width="0.391cm" svg:height="0.395cm" svg:x="16.6cm" svg:y="12.444cm">
          <draw:text-box>
            <text:p text:style-name="P4"><text:span text:style-name="T1">40</text:span></text:p>
          </draw:text-box>
        </draw:frame>
        <draw:frame draw:style-name="gr9" draw:text-style-name="P6" draw:layer="layout" svg:width="10.59cm" svg:height="0.475cm" svg:x="7.145cm" svg:y="12.78cm">
          <draw:text-box>
            <text:p text:style-name="P4"><text:span text:style-name="T2">Time between date listed and recovery plan date (years)</text:span></text:p>
          </draw:text-box>
        </draw:frame>
        <draw:frame draw:style-name="gr10" draw:text-style-name="P6" draw:layer="layout" svg:width="3.541cm" svg:height="0.475cm" draw:transform="rotate (1.5707963267949) translate (1.09cm 7.919cm)">
          <draw:text-box>
            <text:p text:style-name="P4"><text:span text:style-name="T2">Number of species</text:span></text:p>
          </draw:text-box>
        </draw:frame>
        <draw:frame draw:style-name="gr11" draw:text-style-name="P7" draw:layer="layout" svg:width="1.277cm" svg:height="0.962cm" svg:x="2.905cm" svg:y="1.235cm">
          <draw:text-box>
            <text:p><text:span text:style-name="T3">(a)</text:span></text:p>
          </draw:text-box>
        </draw:frame>
        <draw:polygon draw:style-name="gr1" draw:text-style-name="P1" draw:layer="layout" svg:width="19.646cm" svg:height="14.429cm" svg:x="0.943cm" svg:y="13.311cm" svg:viewBox="0 0 19647 14430" draw:points="0,14430 19647,14430 19647,0 0,0">
          <text:p/>
        </draw:polygon>
        <draw:line draw:style-name="gr2" draw:text-style-name="P2" draw:layer="layout" svg:x1="2.306cm" svg:y1="23.564cm" svg:x2="20.436cm" svg:y2="23.564cm">
          <text:p/>
        </draw:line>
        <draw:line draw:style-name="gr2" draw:text-style-name="P2" draw:layer="layout" svg:x1="2.306cm" svg:y1="19.753cm" svg:x2="20.436cm" svg:y2="19.753cm">
          <text:p/>
        </draw:line>
        <draw:line draw:style-name="gr2" draw:text-style-name="P2" draw:layer="layout" svg:x1="2.306cm" svg:y1="15.941cm" svg:x2="20.436cm" svg:y2="15.941cm">
          <text:p/>
        </draw:line>
        <draw:polyline draw:style-name="gr12" draw:text-style-name="P2" draw:layer="layout" svg:width="16.482cm" svg:height="12.061cm" svg:x="3.129cm" svg:y="14.085cm" svg:viewBox="0 0 16483 12062" draw:points="0,12062 16,11018 33,10343 48,10134 64,10055 80,9747 96,9747 111,9682 128,9682 144,9682 159,9682 175,9682 192,9682 207,9682 223,9682 239,9682 255,9682 270,9682 287,9682 302,9682 318,9682 335,9682 350,9682 366,9682 382,9682 398,9682 414,9682 430,9509 446,9509 461,9509 477,9509 494,9509 509,9509 525,9509 542,9509 557,9509 573,9509 589,9502 605,9487 621,9487 636,9487 652,9487 668,9487 684,9487 700,9487 716,9487 732,9487 748,9487 764,9487 780,9487 796,9487 811,9487 827,9483 843,9342 859,9330 875,9317 891,9316 907,9313 923,9313 939,9308 955,9305 971,9300 987,9283 1002,9283 1018,9280 1034,9273 1050,9255 1066,9250 1082,9250 1098,9243 1114,9238 1130,9234 1146,9228 1162,9226 1177,9222 1193,9210 1209,9200 1225,9197 1241,9195 1257,9189 1273,9186 1289,9186 1305,9186 1321,9182 1337,9182 1352,9182 1368,9182 1384,9182 1400,9182 1416,9182 1432,9182 1448,9182 1464,9182 1480,9182 1496,9182 1512,9182 1528,9182 1543,9182 1559,9182 1575,9182 1591,9182 1607,9182 1623,9182 1639,9182 1655,9182 1671,9182 1687,9182 1703,9179 1718,9174 1734,9174 1750,9174 1766,9174 1782,9174 1798,9174 1814,9174 1830,9174 1846,9174 1862,9174 1878,9163 1893,9163 1909,9163 1925,9162 1941,9161 1957,9161 1973,9155 1989,9151 2005,9148 2021,9145 2037,9140 2053,9138 2069,9131 2084,9131 2100,9131 2116,9131 2132,9131 2148,9131 2164,9131 2180,9131 2196,9131 2212,9131 2228,9131 2244,9131 2259,9131 2275,9131 2291,9131 2307,9131 2323,9131 2339,9131 2355,9131 2371,9131 2387,9131 2403,9131 2419,9131 2434,9131 2450,9131 2466,9127 2482,9127 2498,9124 2514,9124 2530,9115 2546,9112 2562,9108 2578,9096 2594,9094 2610,9082 2625,9076 2641,9076 2657,9076 2673,9070 2689,9067 2705,9065 2721,9064 2737,9064 2753,9064 2769,9062 2785,9060 2800,9059 2816,9053 2832,9049 2848,9049 2864,9049 2880,9044 2896,9043 2912,9041 2928,9033 2944,9026 2960,9026 2975,9026 2991,9021 3007,9021 3023,9020 3039,9010 3055,9004 3071,9002 3087,9001 3103,8999 3119,8995 3135,8995 3151,8991 3166,8991 3182,8991 3198,8991 3214,8991 3230,8991 3246,8991 3262,8991 3278,8991 3294,8991 3310,8991 3326,8991 3341,8991 3357,8991 3373,8991 3389,8991 3405,8991 3421,8991 3437,8991 3453,8991 3469,8991 3485,8991 3501,8988 3516,8987 3532,8985 3548,8983 3564,8983 3580,8983 3596,8983 3612,8983 3628,8983 3644,8980 3660,8979 3676,8975 3692,8975 3707,8975 3723,8972 3739,8972 3755,8972 3771,8972 3787,8972 3803,8972 3819,8972 3835,8972 3851,8966 3867,8966 3882,8966 3898,8966 3913,8966 3930,8965 3946,8963 3961,8962 3978,8961 3994,8959 4010,8957 4026,8957 4042,8957 4057,8957 4073,8957 4089,8957 4105,8957 4120,8957 4137,8957 4153,8957 4168,8957 4185,8957 4201,8957 4216,8947 4233,8942 4248,8942 4264,8942 4280,8941 4296,8938 4311,8927 4327,8927 4344,8927 4360,8926 4375,8925 4392,8924 4408,8924 4423,8921 4439,8918 4455,8918 4470,8918 4486,8916 4503,8909 4518,8909 4534,8909 4551,8904 4566,8897 4582,8897 4598,8896 4614,8896 4630,8891 4646,8889 4661,8881 4677,8878 4693,8878 4710,8878 4725,8878 4741,8878 4758,8878 4773,8878 4789,8878 4805,8878 4820,8878 4836,8878 4853,8878 4868,8878 4884,8877 4900,8872 4916,8870 4932,8866 4948,8866 4964,8866 4980,8861 4995,8860 5012,8859 5027,8856 5043,8856 5060,8856 5075,8856 5091,8856 5107,8845 5123,8841 5139,8841 5155,8841 5171,8841 5186,8841 5202,8841 5218,8841 5234,8841 5250,8840 5266,8836 5282,8826 5298,8823 5314,8823 5330,8822 5346,8818 5361,8814 5377,8811 5393,8811 5409,8810 5425,8810 5441,8808 5457,8806 5473,8806 5489,8806 5505,8806 5521,8806 5536,8806 5552,8804 5568,8803 5584,8803 5600,8798 5616,8798 5632,8798 5648,8797 5664,8797 5680,8795 5696,8793 5712,8791 5727,8791 5743,8791 5759,8789 5775,8789 5791,8783 5807,8783 5823,8783 5839,8783 5855,8783 5871,8783 5887,8783 5902,8783 5918,8783 5934,8783 5950,8783 5966,8783 5982,8781 5998,8772 6014,8769 6030,8767 6046,8761 6062,8758 6078,8758 6094,8758 6110,8758 6126,8758 6142,8756 6158,8756 6174,8755 6190,8753 6206,8752 6221,8749 6237,8743 6253,8743 6269,8743 6285,8743 6301,8738 6317,8735 6333,8735 6349,8735 6365,8732 6381,8723 6397,8723 6412,8723 6428,8723 6444,8723 6460,8723 6476,8723 6492,8723 6508,8723 6524,8723 6540,8723 6556,8723 6572,8723 6587,8723 6603,8723 6619,8723 6635,8722 6651,8722 6667,8722 6683,8722 6699,8721 6715,8716 6731,8713 6747,8713 6762,8713 6778,8713 6794,8713 6810,8713 6826,8712 6842,8708 6858,8708 6874,8703 6890,8703 6906,8703 6922,8701 6938,8700 6953,8700 6969,8698 6985,8694 7001,8694 7017,8694 7033,8694 7049,8694 7065,8692 7081,8690 7097,8686 7113,8685 7128,8684 7144,8680 7160,8679 7176,8678 7192,8663 7208,8662 7224,8661 7240,8654 7256,8654 7272,8654 7288,8654 7303,8652 7319,8650 7335,8647 7351,8647 7367,8647 7383,8647 7399,8647 7415,8647 7431,8647 7447,8647 7463,8647 7479,8647 7494,8647 7510,8647 7526,8647 7542,8647 7558,8645 7574,8632 7590,8625 7606,8613 7622,8613 7638,8602 7654,8600 7669,8600 7685,8598 7701,8598 7717,8594 7733,8594 7749,8594 7765,8594 7781,8594 7797,8594 7813,8591 7829,8591 7844,8591 7860,8591 7876,8591 7892,8591 7908,8591 7924,8591 7940,8591 7956,8591 7972,8591 7988,8591 8004,8587 8020,8587 8035,8584 8051,8574 8067,8571 8083,8571 8099,8570 8115,8568 8131,8568 8147,8554 8163,8550 8179,8546 8195,8546 8210,8541 8226,8541 8242,8534 8258,8531 8274,8530 8290,8530 8306,8529 8322,8527 8338,8525 8354,8523 8370,8520 8385,8514 8401,8510 8417,8510 8432,8510 8449,8510 8465,8508 8480,8505 8497,8497 8513,8497 8528,8491 8545,8491 8561,8488 8576,8488 8592,8488 8608,8488 8624,8488 8639,8488 8656,8488 8672,8488 8687,8488 8704,8488 8720,8488 8735,8488 8751,8488 8767,8488 8782,8488 8799,8487 8815,8482 8830,8480 8846,8469 8863,8467 8878,8465 8894,8464 8911,8463 8926,8463 8942,8458 8958,8458 8974,8458 8989,8458 9006,8458 9022,8458 9037,8458 9053,8458 9070,8448 9085,8447 9101,8447 9117,8447 9133,8447 9148,8444 9165,8435 9180,8429 9196,8429 9213,8429 9228,8429 9244,8429 9260,8429 9277,8429 9292,8424 9308,8420 9324,8411 9339,8405 9355,8402 9372,8397 9387,8394 9403,8391 9420,8390 9435,8374 9451,8373 9467,8372 9483,8367 9499,8366 9514,8366 9530,8365 9546,8365 9562,8362 9579,8362 9594,8362 9610,8362 9627,8362 9642,8356 9658,8354 9674,8353 9689,8353 9705,8348 9721,8348 9737,8348 9753,8348 9769,8348 9785,8348 9801,8348 9817,8348 9833,8341 9849,8336 9864,8334 9880,8333 9896,8332 9912,8332 9928,8332 9944,8332 9960,8332 9976,8326 9992,8325 10008,8325 10024,8325 10040,8325 10055,8325 10071,8322 10087,8320 10103,8317 10119,8316 10135,8315 10151,8315 10167,8313 10183,8313 10199,8310 10215,8307 10230,8301 10246,8299 10262,8297 10278,8290 10294,8285 10310,8284 10326,8284 10342,8284 10358,8284 10374,8284 10390,8284 10405,8284 10421,8282 10437,8282 10453,8275 10469,8270 10485,8265 10501,8265 10517,8265 10533,8265 10549,8265 10565,8265 10581,8264 10596,8263 10612,8263 10628,8260 10644,8259 10660,8256 10676,8255 10692,8254 10708,8253 10724,8247 10740,8246 10756,8245 10771,8240 10787,8240 10803,8238 10819,8238 10835,8233 10851,8226 10867,8224 10883,8213 10899,8209 10915,8208 10931,8205 10946,8200 10962,8196 10978,8189 10994,8187 11010,8187 11026,8187 11042,8187 11058,8187 11074,8187 11090,8187 11106,8187 11121,8187 11137,8187 11153,8187 11169,8187 11185,8187 11201,8187 11217,8187 11233,8187 11249,8187 11265,8187 11281,8187 11297,8187 11312,8187 11328,8187 11344,8187 11360,8187 11376,8187 11392,8167 11408,8164 11424,8162 11440,8156 11456,8154 11472,8144 11487,8132 11503,8129 11519,8128 11535,8128 11551,8127 11567,8127 11583,8127 11599,8127 11615,8127 11631,8127 11647,8125 11662,8117 11678,8099 11694,8093 11710,8090 11726,8087 11742,8075 11758,8075 11774,8075 11790,8075 11806,8075 11822,8056 11838,8053 11853,8051 11869,8049 11885,8044 11901,8018 11917,8018 11933,8018 11949,8018 11965,8018 11981,8018 11997,8018 12013,8018 12028,8018 12044,8018 12060,8018 12076,8013 12092,8012 12108,8009 12124,7995 12140,7988 12156,7983 12172,7961 12188,7957 12203,7955 12219,7952 12235,7945 12251,7942 12267,7942 12283,7942 12299,7942 12315,7942 12331,7942 12347,7934 12363,7927 12379,7919 12394,7919 12410,7916 12426,7916 12442,7916 12458,7916 12474,7916 12490,7904 12506,7904 12522,7898 12538,7891 12554,7889 12569,7889 12585,7887 12601,7886 12617,7881 12633,7881 12649,7874 12665,7874 12681,7873 12697,7860 12713,7860 12729,7860 12744,7860 12760,7857 12776,7851 12791,7845 12808,7843 12824,7843 12840,7837 12856,7837 12872,7837 12888,7837 12904,7829 12920,7816 12935,7816 12951,7816 12967,7816 12983,7816 12998,7816 13015,7816 13031,7816 13046,7814 13063,7814 13079,7798 13094,7782 13110,7766 13126,7762 13141,7754 13158,7733 13174,7732 13190,7728 13205,7725 13222,7701 13238,7685 13253,7659 13270,7641 13285,7637 13301,7634 13317,7634 13333,7622 13348,7610 13365,7610 13381,7601 13396,7592 13412,7591 13429,7588 13444,7580 13460,7573 13476,7573 13492,7573 13507,7554 13524,7546 13540,7530 13555,7513 13572,7513 13588,7513 13603,7510 13619,7506 13636,7506 13651,7464 13667,7464 13683,7464 13698,7442 13714,7441 13731,7438 13746,7438 13762,7438 13779,7438 13794,7438 13810,7438 13826,7438 13842,7438 13858,7438 13873,7406 13890,7406 13905,7390 13921,7386 13938,7384 13953,7376 13969,7374 13985,7354 14001,7344 14017,7337 14033,7337 14048,7337 14064,7337 14080,7336 14096,7310 14112,7282 14128,7282 14144,7246 14160,7242 14176,7223 14192,7221 14208,7220 14223,7217 14239,7191 14255,7185 14271,7185 14287,7158 14303,7144 14319,7131 14335,7131 14351,7131 14367,7131 14383,7131 14399,7131 14414,7117 14430,7109 14446,7086 14462,7083 14478,7081 14494,7070 14510,7070 14526,7066 14542,7066 14558,7040 14574,7033 14589,7032 14605,6997 14621,6995 14637,6986 14653,6986 14669,6972 14685,6968 14701,6956 14717,6921 14733,6902 14749,6897 14764,6897 14780,6897 14796,6883 14812,6874 14828,6856 14844,6843 14860,6843 14876,6843 14892,6843 14908,6843 14924,6837 14940,6835 14955,6835 14971,6827 14987,6827 15003,6826 15019,6823 15035,6812 15051,6809 15067,6777 15083,6726 15099,6719 15115,6719 15130,6653 15146,6648 15162,6621 15178,6612 15194,6533 15210,6533 15226,6525 15242,6521 15258,6495 15274,6495 15290,6473 15305,6473 15321,6465 15337,6463 15353,6436 15369,6405 15385,6400 15401,6382 15417,6284 15433,6267 15449,6258 15465,6207 15481,6192 15496,6188 15512,6188 15528,6181 15544,6138 15560,6130 15576,6130 15592,6130 15608,6069 15624,5997 15640,5992 15656,5971 15671,5954 15687,5951 15703,5914 15719,5701 15735,5695 15751,5674 15767,5595 15783,5515 15799,5444 15815,5396 15831,5360 15846,5354 15862,5294 15878,5225 15894,5083 15910,4988 15926,4988 15942,4980 15958,4961 15974,4913 15990,4845 16006,4817 16022,4807 16037,4807 16053,4807 16069,4742 16085,4644 16101,4290 16117,4220 16133,4212 16149,4167 16165,4167 16181,4124 16197,3717 16212,3599 16228,3461 16244,3461 16260,3461 16276,3421 16292,3341 16308,3341 16324,3341 16340,2324 16356,2176 16372,1821 16387,1565 16403,1303 16419,1303 16435,1278 16451,1260 16467,1024 16483,0">
          <text:p/>
        </draw:polyline>
        <draw:frame draw:style-name="gr13" draw:text-style-name="P5" draw:layer="layout" svg:width="0.281cm" svg:height="0.395cm" svg:x="2.011cm" svg:y="23.394cm">
          <draw:text-box>
            <text:p text:style-name="P4"><text:span text:style-name="T1">0</text:span></text:p>
          </draw:text-box>
        </draw:frame>
        <draw:frame draw:style-name="gr14" draw:text-style-name="P5" draw:layer="layout" svg:width="0.391cm" svg:height="0.395cm" svg:x="1.856cm" svg:y="19.582cm">
          <draw:text-box>
            <text:p text:style-name="P4"><text:span text:style-name="T1">20</text:span></text:p>
          </draw:text-box>
        </draw:frame>
        <draw:line draw:style-name="gr6" draw:text-style-name="P2" draw:layer="layout" svg:x1="2.229cm" svg:y1="23.564cm" svg:x2="2.306cm" svg:y2="23.564cm">
          <text:p/>
        </draw:line>
        <draw:line draw:style-name="gr6" draw:text-style-name="P2" draw:layer="layout" svg:x1="2.229cm" svg:y1="19.753cm" svg:x2="2.306cm" svg:y2="19.753cm">
          <text:p/>
        </draw:line>
        <draw:line draw:style-name="gr6" draw:text-style-name="P2" draw:layer="layout" svg:x1="2.229cm" svg:y1="15.941cm" svg:x2="2.306cm" svg:y2="15.941cm">
          <text:p/>
        </draw:line>
        <draw:line draw:style-name="gr6" draw:text-style-name="P2" draw:layer="layout" svg:x1="3.114cm" svg:y1="26.834cm" svg:x2="3.114cm" svg:y2="26.748cm">
          <text:p/>
        </draw:line>
        <draw:line draw:style-name="gr6" draw:text-style-name="P2" draw:layer="layout" svg:x1="7.238cm" svg:y1="26.834cm" svg:x2="7.238cm" svg:y2="26.748cm">
          <text:p/>
        </draw:line>
        <draw:line draw:style-name="gr6" draw:text-style-name="P2" draw:layer="layout" svg:x1="11.363cm" svg:y1="26.834cm" svg:x2="11.363cm" svg:y2="26.748cm">
          <text:p/>
        </draw:line>
        <draw:line draw:style-name="gr6" draw:text-style-name="P2" draw:layer="layout" svg:x1="15.487cm" svg:y1="26.834cm" svg:x2="15.487cm" svg:y2="26.748cm">
          <text:p/>
        </draw:line>
        <draw:line draw:style-name="gr6" draw:text-style-name="P2" draw:layer="layout" svg:x1="19.611cm" svg:y1="26.834cm" svg:x2="19.611cm" svg:y2="26.748cm">
          <text:p/>
        </draw:line>
        <draw:frame draw:style-name="gr14" draw:text-style-name="P5" draw:layer="layout" svg:width="0.391cm" svg:height="0.395cm" svg:x="1.856cm" svg:y="15.77cm">
          <draw:text-box>
            <text:p text:style-name="P4"><text:span text:style-name="T1">40</text:span></text:p>
          </draw:text-box>
        </draw:frame>
        <draw:frame draw:style-name="gr15" draw:text-style-name="P5" draw:layer="layout" svg:width="0.28cm" svg:height="0.395cm" svg:x="3.036cm" svg:y="26.843cm">
          <draw:text-box>
            <text:p text:style-name="P4"><text:span text:style-name="T1">0</text:span></text:p>
          </draw:text-box>
        </draw:frame>
        <draw:frame draw:style-name="gr14" draw:text-style-name="P5" draw:layer="layout" svg:width="0.391cm" svg:height="0.395cm" svg:x="7.083cm" svg:y="26.843cm">
          <draw:text-box>
            <text:p text:style-name="P4"><text:span text:style-name="T1">25</text:span></text:p>
          </draw:text-box>
        </draw:frame>
        <draw:frame draw:style-name="gr14" draw:text-style-name="P5" draw:layer="layout" svg:width="0.391cm" svg:height="0.395cm" svg:x="11.207cm" svg:y="26.843cm">
          <draw:text-box>
            <text:p text:style-name="P4"><text:span text:style-name="T1">50</text:span></text:p>
          </draw:text-box>
        </draw:frame>
        <draw:frame draw:style-name="gr14" draw:text-style-name="P5" draw:layer="layout" svg:width="0.391cm" svg:height="0.395cm" svg:x="15.331cm" svg:y="26.843cm">
          <draw:text-box>
            <text:p text:style-name="P4"><text:span text:style-name="T1">75</text:span></text:p>
          </draw:text-box>
        </draw:frame>
        <draw:frame draw:style-name="gr16" draw:text-style-name="P5" draw:layer="layout" svg:width="0.586cm" svg:height="0.395cm" svg:x="19.378cm" svg:y="26.843cm">
          <draw:text-box>
            <text:p text:style-name="P4"><text:span text:style-name="T1">100</text:span></text:p>
          </draw:text-box>
        </draw:frame>
        <draw:frame draw:style-name="gr17" draw:text-style-name="P6" draw:layer="layout" svg:width="1.89cm" svg:height="0.475cm" svg:x="10.622cm" svg:y="27.226cm">
          <draw:text-box>
            <text:p text:style-name="P4"><text:span text:style-name="T2">Percentile</text:span></text:p>
          </draw:text-box>
        </draw:frame>
        <draw:frame draw:style-name="gr18" draw:text-style-name="P6" draw:layer="layout" svg:width="5.755cm" svg:height="0.475cm" draw:transform="rotate (1.5707963267949) translate (1.033cm 22.655cm)">
          <draw:text-box>
            <text:p text:style-name="P4"><text:span text:style-name="T2">Ti</text:span><text:span text:style-name="T2">me</text:span><text:span text:style-name="T2">−t</text:span><text:span text:style-name="T2">o−</text:span><text:span text:style-name="T2">re</text:span><text:span text:style-name="T2">co</text:span><text:span text:style-name="T2">ve</text:span><text:span text:style-name="T2">ry </text:span><text:span text:style-name="T2">pla</text:span><text:span text:style-name="T2">n </text:span><text:span text:style-name="T2">(y</text:span><text:span text:style-name="T2">ea</text:span><text:span text:style-name="T2">r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penSans" svg:font-family="OpenSans"/>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11T11:52:37.792663000</meta:creation-date>
    <dc:date>2018-01-11T12:04:53.777446000</dc:date>
    <meta:editing-duration>PT12M16S</meta:editing-duration>
    <meta:editing-cycles>2</meta:editing-cycles>
    <meta:generator>LibreOffice/5.4.4.2$MacOSX_X86_64 LibreOffice_project/2524958677847fb3bb44820e40380acbe820f960</meta:generator>
    <meta:document-statistic meta:object-count="72"/>
  </office:meta>
</office:document-meta>
</file>